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644cm" style:use-optimal-column-width="false"/>
    </style:style>
    <style:style style:name="co2" style:family="table-column">
      <style:table-column-properties style:column-width="9.771cm" style:use-optimal-column-width="false"/>
    </style:style>
    <style:style style:name="co3" style:family="table-column">
      <style:table-column-properties style:column-width="6.539cm" style:use-optimal-column-width="false"/>
    </style:style>
    <style:style style:name="co4" style:family="table-column">
      <style:table-column-properties style:column-width="1.634cm" style:use-optimal-column-width="false"/>
    </style:style>
    <style:style style:name="co5" style:family="table-column">
      <style:table-column-properties style:column-width="2.175cm" style:use-optimal-column-width="false"/>
    </style:style>
    <style:style style:name="co6" style:family="table-column">
      <style:table-column-properties style:column-width="1.411cm" style:use-optimal-column-width="false"/>
    </style:style>
    <style:style style:name="co7" style:family="table-column">
      <style:table-column-properties style:column-width="1.622cm" style:use-optimal-column-width="false"/>
    </style:style>
    <style:style style:name="co8" style:family="table-column">
      <style:table-column-properties style:column-width="1.316cm" style:use-optimal-column-width="false"/>
    </style:style>
    <style:style style:name="co9" style:family="table-column">
      <style:table-column-properties style:column-width="1.631cm" style:use-optimal-column-width="false"/>
    </style:style>
    <style:style style:name="co10" style:family="table-column">
      <style:table-column-properties style:column-width="1.64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ce1" style:family="table-cell">
      <loext:graphic-properties draw:fill="solid" draw:fill-color="#cccccc"/>
      <style:paragraph-properties fo:border="0.03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fill="solid" draw:fill-color="#000000"/>
      <style:paragraph-properties fo:border-left="0.03pt solid #000000" fo:border-right="none" fo:border-top="0.03pt solid #000000" fo:border-bottom="0.03pt solid #000000"/>
      <style:text-properties fo:font-size="12pt" style:font-size-asian="12pt" style:font-size-complex="12pt"/>
    </style:style>
    <style:style style:name="ce3" style:family="table-cell">
      <loext:graphic-properties draw:fill="solid" draw:fill-color="#cccccc"/>
      <style:paragraph-properties fo:border-left="0.03pt solid #000000" fo:border-right="none" fo:border-top="0.03pt solid #000000" fo:border-bottom="0.03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>
      <loext:graphic-properties draw:fill="solid" draw:fill-color="#cccccc"/>
      <style:paragraph-properties fo:border-left="none" fo:border-right="0.03pt solid #000000" fo:border-top="0.03pt solid #000000" fo:border-bottom="0.03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>
      <loext:graphic-properties draw:fill="solid" draw:fill-color="#000000"/>
      <style:paragraph-properties fo:border-left="none" fo:border-right="0.03pt solid #000000" fo:border-top="0.03pt solid #000000" fo:border-bottom="0.03pt solid #000000"/>
      <style:text-properties fo:font-size="12pt" style:font-size-asian="12pt" style:font-size-complex="12pt"/>
    </style:style>
    <style:style style:name="ce6" style:family="table-cell">
      <loext:graphic-properties draw:fill="solid" draw:fill-color="#ffffff"/>
      <style:paragraph-properties fo:border-left="0.03pt solid #000000" fo:border-right="0.03pt solid #000000" fo:border-top="none" fo:border-bottom="0.03pt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>
      <loext:graphic-properties draw:fill="solid" draw:fill-color="#ffffff"/>
      <style:paragraph-properties fo:border-left="0.03pt solid #000000" fo:border-right="0.03pt solid #000000" fo:border-top="none" fo:border-bottom="0.03pt solid #000000"/>
      <style:text-properties fo:font-size="12pt" style:font-size-asian="12pt" style:font-size-complex="12pt"/>
    </style:style>
    <style:style style:name="ce8" style:family="table-cell">
      <loext:graphic-properties draw:fill="solid" draw:fill-color="#ffffff"/>
      <style:paragraph-properties fo:border-left="0.03pt solid #000000" fo:border-right="none" fo:border-top="none" fo:border-bottom="0.03pt solid #000000"/>
      <style:text-properties fo:font-size="12pt" style:font-size-asian="12pt" style:font-size-complex="12pt"/>
    </style:style>
    <style:style style:name="ce9" style:family="table-cell">
      <loext:graphic-properties draw:fill="solid" draw:fill-color="#ffffff"/>
      <style:paragraph-properties fo:border-left="none" fo:border-right="0.03pt solid #000000" fo:border-top="none" fo:border-bottom="0.03pt solid #000000"/>
      <style:text-properties fo:font-size="12pt" style:font-size-asian="12pt" style:font-size-complex="12pt"/>
    </style:style>
    <style:style style:name="P1" style:family="paragraph"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9.587cm" svg:height="1.998cm" svg:x="1.002cm" svg:y="3.4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Term</text:p>
              </table:table-cell>
              <table:table-cell>
                <text:p text:style-name="P1">Query</text:p>
              </table:table-cell>
              <table:table-cell>
                <text:p text:style-name="P1">Document</text:p>
              </table:table-cell>
              <table:table-cell>
                <text:p text:style-name="P1">Prod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9.589cm" svg:height="13.998cm" svg:x="1cm" svg:y="5.52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" table:default-cell-style-name="ce1">
              <table:table-cell table:style-name="ce2"/>
              <table:table-cell table:style-name="ce3">
                <text:p text:style-name="P1">tf-raw</text:p>
              </table:table-cell>
              <table:table-cell>
                <text:p text:style-name="P1">tf-wt</text:p>
              </table:table-cell>
              <table:table-cell table:style-name="ce4">
                <text:p text:style-name="P1">df</text:p>
              </table:table-cell>
              <table:table-cell>
                <text:p text:style-name="P1">idf</text:p>
              </table:table-cell>
              <table:table-cell>
                <text:p text:style-name="P1">wt</text:p>
              </table:table-cell>
              <table:table-cell>
                <text:p text:style-name="P1">n’lize</text:p>
              </table:table-cell>
              <table:table-cell>
                <text:p text:style-name="P1">tf-raw</text:p>
              </table:table-cell>
              <table:table-cell>
                <text:p text:style-name="P1">tf-wt</text:p>
              </table:table-cell>
              <table:table-cell>
                <text:p text:style-name="P1">wt</text:p>
              </table:table-cell>
              <table:table-cell>
                <text:p text:style-name="P1">n’lize</text:p>
              </table:table-cell>
              <table:table-cell table:style-name="ce5"/>
            </table:table-row>
            <table:table-row table:style-name="ro2" table:default-cell-style-name="ce7">
              <table:table-cell table:style-name="ce6">
                <text:p text:style-name="P2">how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8">
                <text:p text:style-name="P3">0</text:p>
              </table:table-cell>
              <table:table-cell>
                <text:p>0</text:p>
              </table:table-cell>
              <table:table-cell table:style-name="ce9"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2" table:default-cell-style-name="ce7">
              <table:table-cell table:style-name="ce6">
                <text:p text:style-name="P2">To</text:p>
                <text:p text:style-name="P2"/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3</text:p>
              </table:table-cell>
              <table:table-cell>
                <text:p text:style-name="P3">0.3</text:p>
              </table:table-cell>
              <table:table-cell>
                <text:p text:style-name="P3">0.92</text:p>
              </table:table-cell>
              <table:table-cell>
                <text:p text:style-name="P3">4</text:p>
              </table:table-cell>
              <table:table-cell table:style-name="ce8">
                <text:p text:style-name="P3">1.6</text:p>
              </table:table-cell>
              <table:table-cell>
                <text:p>1.6</text:p>
              </table:table-cell>
              <table:table-cell table:style-name="ce9">
                <text:p text:style-name="P3">0.58</text:p>
              </table:table-cell>
              <table:table-cell>
                <text:p text:style-name="P3">0.54</text:p>
              </table:table-cell>
            </table:table-row>
            <table:table-row table:style-name="ro2" table:default-cell-style-name="ce7">
              <table:table-cell table:style-name="ce6">
                <text:p text:style-name="P2">do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3</text:p>
              </table:table-cell>
              <table:table-cell>
                <text:p text:style-name="P3">0.125</text:p>
              </table:table-cell>
              <table:table-cell>
                <text:p text:style-name="P3">0.125</text:p>
              </table:table-cell>
              <table:table-cell>
                <text:p text:style-name="P3">0.37</text:p>
              </table:table-cell>
              <table:table-cell>
                <text:p text:style-name="P3">2</text:p>
              </table:table-cell>
              <table:table-cell table:style-name="ce8">
                <text:p text:style-name="P3">1.3</text:p>
              </table:table-cell>
              <table:table-cell>
                <text:p>1.3</text:p>
              </table:table-cell>
              <table:table-cell table:style-name="ce9">
                <text:p text:style-name="P3">0.47</text:p>
              </table:table-cell>
              <table:table-cell>
                <text:p text:style-name="P3">0.17</text:p>
              </table:table-cell>
            </table:table-row>
            <table:table-row table:style-name="ro2" table:default-cell-style-name="ce7">
              <table:table-cell table:style-name="ce6">
                <text:p text:style-name="P2">research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8">
                <text:p text:style-name="P3">0</text:p>
              </table:table-cell>
              <table:table-cell>
                <text:p>0</text:p>
              </table:table-cell>
              <table:table-cell table:style-name="ce9"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2" table:default-cell-style-name="ce7">
              <table:table-cell table:style-name="ce6">
                <text:p text:style-name="P2">is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.6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 table:style-name="ce8">
                <text:p text:style-name="P3">1.3</text:p>
              </table:table-cell>
              <table:table-cell>
                <text:p>1.3</text:p>
              </table:table-cell>
              <table:table-cell table:style-name="ce9">
                <text:p text:style-name="P3">0.47</text:p>
              </table:table-cell>
              <table:table-cell>
                <text:p text:style-name="P3">0</text:p>
              </table:table-cell>
            </table:table-row>
            <table:table-row table:style-name="ro2" table:default-cell-style-name="ce7">
              <table:table-cell table:style-name="ce6">
                <text:p text:style-name="P2">be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4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 table:style-name="ce8">
                <text:p text:style-name="P3">1.3</text:p>
              </table:table-cell>
              <table:table-cell>
                <text:p>1.3</text:p>
              </table:table-cell>
              <table:table-cell table:style-name="ce9">
                <text:p text:style-name="P3">0.47</text:p>
              </table:table-cell>
              <table:table-cell>
                <text:p text:style-name="P3"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3.389cm" svg:height="0.962cm" svg:x="1.762cm" svg:y="2.397cm">
          <draw:text-box>
            <text:p>Problem 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16:52:31.602600293</meta:creation-date>
    <dc:date>2019-10-10T19:06:10.282546737</dc:date>
    <meta:editing-duration>PT2M23S</meta:editing-duration>
    <meta:editing-cycles>2</meta:editing-cycles>
    <meta:generator>LibreOffice/6.0.7.3$Linux_X86_64 LibreOffice_project/00m0$Build-3</meta:generator>
    <meta:document-statistic meta:object-count="3"/>
  </office:meta>
</office:document-meta>
</file>